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text-position="0% 100%"/>
    </style:style>
    <style:style style:name="P3" style:family="paragraph" style:parent-style-name="Standard">
      <style:paragraph-properties fo:margin-top="0cm" fo:margin-bottom="0cm" loext:contextual-spacing="false"/>
      <style:text-properties style:text-position="0% 100%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text-position="0% 100%" fo:font-size="12pt" fo:font-weight="bold" style:font-size-asian="12pt" style:font-weight-asian="bold" style:font-size-complex="12pt"/>
    </style:style>
    <style:style style:name="P6" style:family="paragraph" style:parent-style-name="Heading_20_1">
      <style:paragraph-properties fo:margin-top="0cm" fo:margin-bottom="0cm" loext:contextual-spacing="false"/>
    </style:style>
    <style:style style:name="P7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6pt" fo:font-weight="bold" style:font-size-asian="16pt" style:font-weight-asian="bold" style:font-size-complex="16pt"/>
    </style:style>
    <style:style style:name="T3" style:family="text">
      <style:text-properties style:text-position="0% 100%" fo:font-weight="bold" style:font-weight-asian="bold"/>
    </style:style>
    <style:style style:name="T4" style:family="text">
      <style:text-properties style:text-position="0% 100%" fo:font-size="12pt" style:font-size-asian="12pt" style:font-size-complex="12pt"/>
    </style:style>
    <style:style style:name="T5" style:family="text">
      <style:text-properties style:text-position="0% 100%" fo:font-size="12pt" officeooo:rsid="001a244a" style:font-size-asian="12pt" style:font-size-complex="12pt"/>
    </style:style>
    <style:style style:name="T6" style:family="text">
      <style:text-properties style:text-position="0% 100%" fo:font-size="12pt" fo:font-weight="bold" style:font-size-asian="12pt" style:font-weight-asian="bold" style:font-size-complex="12pt"/>
    </style:style>
    <style:style style:name="T7" style:family="text">
      <style:text-properties officeooo:rsid="001a244a"/>
    </style:style>
    <style:style style:name="T8" style:family="text">
      <style:text-properties officeooo:rsid="001a6941"/>
    </style:style>
    <style:style style:name="gr1" style:family="graphic">
      <style:graphic-properties draw:stroke="solid" svg:stroke-width="0.026cm" svg:stroke-color="#000000" draw:stroke-linejoin="miter" draw:fill="none" draw:textarea-vertical-align="top" draw:auto-grow-height="false" fo:min-height="0cm" fo:min-width="15.374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 text:c="69"/></text:span><text:span text:style-name="T2">COVER <text:s/>PAGE</text:span></text:p>
      <text:p text:style-name="P6"><text:span text:style-name="T1"><text:s text:c="47"/></text:span><text:span text:style-name="T3">CS323 Programming Assignments</text:span></text:p>
      <text:p text:style-name="P2"/>
      <text:p text:style-name="P4">Fill out all entries 1 - 7. <text:s text:c="3"/>If not, there will be deductions!</text:p>
      <text:p text:style-name="P3"/>
      <text:p text:style-name="P3"><text:s text:c="97"/></text:p>
      <text:p text:style-name="P3">1. <text:s text:c="2"/>Names [ 1. <text:s text:c="7"/><text:span text:style-name="T7">TEJAS GHALSASI</text:span> <text:s text:c="5"/>]</text:p>
      <text:p text:style-name="P3"><text:s text:c="92"/></text:p>
      <text:p text:style-name="P3"><text:s text:c="18"/></text:p>
      <text:p text:style-name="P3"><text:s text:c="18"/></text:p>
      <text:p text:style-name="P3">2. Assignment Number <text:s/>[ <text:span text:style-name="T7">ASSIGNMENT 1</text:span> <text:s text:c="18"/>]</text:p>
      <text:p text:style-name="P3"/>
      <text:p text:style-name="P3"/>
      <text:p text:style-name="P3"/>
      <text:p text:style-name="P1"><text:span text:style-name="T4">3. Due Dates <text:s text:c="8"/></text:span><text:span text:style-name="T6">Softcopy </text:span><text:span text:style-name="T4"><text:s text:c="4"/>[ <text:s/></text:span><text:span text:style-name="T5">3/5</text:span><text:span text:style-name="T4"> <text:s text:c="14"/>], <text:s text:c="3"/></text:span><text:span text:style-name="T6">Hardcopy</text:span><text:span text:style-name="T4"> [ <text:s/></text:span><text:span text:style-name="T5">3/5</text:span><text:span text:style-name="T4"> <text:s text:c="22"/>]</text:span></text:p>
      <text:p text:style-name="P3"/>
      <text:p text:style-name="P3"><text:s text:c="15"/></text:p>
      <text:p text:style-name="P3"/>
      <text:p text:style-name="P1"><text:span text:style-name="T4">4. Turn-In <text:s/>Dates <text:s text:c="2"/></text:span><text:span text:style-name="T6">Softcopy</text:span><text:span text:style-name="T4"> <text:s text:c="4"/>[ <text:s text:c="7"/></text:span><text:span text:style-name="T5">3/5</text:span><text:span text:style-name="T4"> <text:s text:c="9"/>], <text:s text:c="2"/></text:span><text:span text:style-name="T6">Hardcopy</text:span><text:span text:style-name="T4"> <text:s/>[ </text:span><text:span text:style-name="T5">3/5</text:span><text:span text:style-name="T4"> <text:s text:c="22"/>]</text:span></text:p>
      <text:p text:style-name="P3"><text:s text:c="2"/></text:p>
      <text:p text:style-name="P3"/>
      <text:p text:style-name="P3"/>
      <text:p text:style-name="P3">5. Executable FileName [ <text:span text:style-name="T7">lexicalAnalysis</text:span> <text:s text:c="3"/>] </text:p>
      <text:p text:style-name="P1"><text:span text:style-name="T4"><text:s text:c="3"/>(</text:span><text:span text:style-name="T6">A file that can be executed without compilation by the instructor</text:span><text:span text:style-name="T4">) </text:span></text:p>
      <text:p text:style-name="P3"/>
      <text:p text:style-name="P3">6. LabRoom <text:s text:c="19"/>[ <text:s text:c="46"/>]</text:p>
      <text:p text:style-name="P5">(Execute your program in a lab in the CS building before submission)</text:p>
      <text:p text:style-name="P3"/>
      <text:p text:style-name="P3"/>
      <text:p text:style-name="P3">7. Operating System <text:s text:c="6"/>[ <text:s/><text:span text:style-name="T8">Windows/Linux-JVM Java JDK 8</text:span> <text:s text:c="9"/>]</text:p>
      <text:p text:style-name="P3"><draw:custom-shape text:anchor-type="paragraph" draw:z-index="0" draw:style-name="gr1" draw:text-style-name="P8" svg:width="15.876cm" svg:height="0.036cm" svg:x="-0.141cm" svg:y="0.318cm"><text:p/><draw:enhanced-geometry draw:mirror-horizontal="false" draw:mirror-vertical="false" svg:viewBox="0 0 21600 21600" draw:type="mso-spt32" draw:enhanced-path="M 0 0 L 21600 21600 N"/></draw:custom-shape> <text:s text:c="2"/></text:p>
      <text:p text:style-name="P5">To be filled out by the Instructor:</text:p>
      <text:p text:style-name="P3"/>
      <text:p text:style-name="P3">GRADE:</text:p>
      <text:p text:style-name="P3"/>
      <text:p text:style-name="P3"/>
      <text:p text:style-name="P3"/>
      <text:p text:style-name="P3"/>
      <text:p text:style-name="P3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with-next="always"/>
      <style:text-properties style:text-position="0% 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5T15:25:04.933361234</dc:date>
    <meta:editing-duration>PT2M18S</meta:editing-duration>
    <meta:editing-cycles>2</meta:editing-cycles>
    <meta:document-statistic meta:table-count="0" meta:image-count="0" meta:object-count="0" meta:page-count="1" meta:paragraph-count="22" meta:word-count="105" meta:character-count="1146" meta:non-whitespace-character-count="468"/>
  </office:meta>
</office:document-meta>
</file>